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3000000AB4DEC46DC01E8F1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c2d8" officeooo:paragraph-rsid="0006c2d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f5ac" officeooo:paragraph-rsid="0006f5a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eaa0" officeooo:paragraph-rsid="0007eaa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6f5ac" officeooo:paragraph-rsid="0006f5a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c2d8" officeooo:paragraph-rsid="0006c2d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7eaa0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fo:font-weight="bold" officeooo:rsid="0007eaa0" officeooo:paragraph-rsid="0007eaa0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adcb5" officeooo:paragraph-rsid="000adcb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7eaa0" officeooo:paragraph-rsid="0007eaa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c903f" officeooo:paragraph-rsid="000c903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e4b5e" officeooo:paragraph-rsid="000e4b5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f1536" officeooo:paragraph-rsid="000f1536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0adcb5" officeooo:paragraph-rsid="000adcb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0c903f" officeooo:paragraph-rsid="000c903f" style:font-size-asian="14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officeooo:rsid="0007eaa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969e1"/>
    </style:style>
    <style:style style:name="T4" style:family="text">
      <style:text-properties officeooo:rsid="0007eaa0" style:font-size-asian="12.25pt" style:font-weight-asian="normal" style:font-size-complex="14pt" style:font-weight-complex="normal"/>
    </style:style>
    <style:style style:name="T5" style:family="text">
      <style:text-properties officeooo:rsid="000adc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</text:p>
      <text:p text:style-name="P1"/>
      <text:p text:style-name="P2">1) FULL_SENSOR_PLANNING</text:p>
      <text:p text:style-name="P4">(both HD and LD) <text:span text:style-name="T5">check</text:span></text:p>
      <text:p text:style-name="P3">2) MOS_GCD PLANNING</text:p>
      <text:p text:style-name="P13">check</text:p>
      <text:p text:style-name="P8">3) STRIP_SENSOR_LOGISTICS</text:p>
      <text:p text:style-name="P14">check</text:p>
      <text:p text:style-name="P10">4) DIODES_NP_LOGISTICS</text:p>
      <text:p text:style-name="P14">check</text:p>
      <text:p text:style-name="P10">5) PQC_LOGISTICS</text:p>
      <text:p text:style-name="P14">check</text:p>
      <text:p text:style-name="P10">6) HPK_STRUCTURES_LOGISTICS</text:p>
      <text:p text:style-name="P11">7) IV_GRADING_RESULTS</text:p>
      <text:p text:style-name="P11"><draw:frame draw:style-name="fr1" draw:name="Image1" text:anchor-type="char" svg:width="6.9252in" svg:height="1.2043in" draw:z-index="0"><draw:image xlink:href="Pictures/1000020100000683000000AB4DEC46DC01E8F132.png" xlink:type="simple" xlink:show="embed" xlink:actuate="onLoad" loext:mime-type="image/png"/></draw:frame></text:p>
      <text:p text:style-name="P3"/>
      <text:p text:style-name="P12">PLEASE CHECK THAT IV_GRADING_RESULTS TABLE AGREES WITH THE SPREADSHEETS “LD Sensor IV Grading” and “HD Sensor IV Grading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4">Questions for Alex: LD logistics/planning spreadsheet has “</text:span><text:span text:style-name="T1">Status in view of dicing frame removal” </text:span><text:span text:style-name="T2">but HD Logistics/planning doesn’t – </text:span><text:span text:style-name="T3">what’s up with that? Also, LD has pre-irrad. Test on DF and of DF columns, while HD has only pre-irrad test – in my table I assumed that HD is off DF.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09:48:57.506005531</meta:creation-date>
    <dc:date>2022-05-07T17:41:56.225284084</dc:date>
    <meta:editing-duration>PT1H43M2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92" meta:character-count="607" meta:non-whitespace-character-count="528"/>
  </office:meta>
</office:document-meta>
</file>